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calculation-settings table:precision-as-shown="true">
        <table:iteration table:status="enable"/>
      </table:calculation-settings>
      <table:table table:name="Feuille1" table:style-name="ta1" table:print-ranges="Feuille1.A1:Feuille1.B1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siren</text:p>
          </table:table-cell>
          <table:table-cell office:value-type="string" calcext:value-type="string">
            <text:p>ligne</text:p>
          </table:table-cell>
          <table:table-cell table:number-columns-repeated="8"/>
        </table:table-row>
        <table:table-row table:style-name="ro2">
          <table:table-cell office:value-type="float" office:value="200066017" calcext:value-type="float">
            <text:p>200066017</text:p>
          </table:table-cell>
          <table:table-cell table:style-name="ce3" office:value-type="string" calcext:value-type="string">
            <text:p>420 Pont-Audemer &lt;&gt; Bernay*560b Pont-Audemer &lt;&gt; Lisieux</text:p>
          </table:table-cell>
          <table:table-cell table:number-columns-repeated="8"/>
        </table:table-row>
        <table:table-row table:style-name="ro3">
          <table:table-cell office:value-type="float" office:value="200065787" calcext:value-type="float">
            <text:p>200065787</text:p>
          </table:table-cell>
          <table:table-cell table:style-name="ce3" office:value-type="string" calcext:value-type="string">
            <text:p>380 Évreux &lt;&gt; Honfleur*420 Pont-Audemer &lt;&gt; Bernay*560 Pont-Audemer &lt;&gt; Saint-Ouen-de-Thouberville*560b Pont-Audemer &lt;&gt; Lisieux*900 Pont-Audemer &lt;&gt; Le Havre</text:p>
          </table:table-cell>
          <table:table-cell table:number-columns-repeated="8"/>
        </table:table-row>
        <table:table-row table:style-name="ro4">
          <table:table-cell office:value-type="float" office:value="200066405" calcext:value-type="float">
            <text:p>200066405</text:p>
          </table:table-cell>
          <table:table-cell table:style-name="ce3" office:value-type="string" calcext:value-type="string">
            <text:p>150b Boissey-le-Châtel &lt;&gt; Elbeuf*560 Pont-Audemer &lt;&gt; Saint-Ouen-de-Thouberville</text:p>
          </table:table-cell>
          <table:table-cell table:number-columns-repeated="8"/>
        </table:table-row>
        <table:table-row table:style-name="ro4">
          <table:table-cell office:value-type="float" office:value="200035665" calcext:value-type="float">
            <text:p>200035665</text:p>
          </table:table-cell>
          <table:table-cell table:style-name="ce3" office:value-type="string" calcext:value-type="string">
            <text:p>110 Louviers &lt;&gt; Gaillon &lt;&gt; Vernon*120 Louviers &lt;&gt; Elbeuf*160 Beaumont-le-Roger &lt;&gt; Val-de-Reuil*390 Rouen &lt;&gt; Évreux*540 Rouen &lt;&gt; Alizay</text:p>
          </table:table-cell>
          <table:table-cell table:number-columns-repeated="8"/>
        </table:table-row>
        <table:table-row table:style-name="ro4">
          <table:table-cell office:value-type="float" office:value="242700607" calcext:value-type="float">
            <text:p>242700607</text:p>
          </table:table-cell>
          <table:table-cell table:style-name="ce3" office:value-type="string" calcext:value-type="string">
            <text:p>160 Beaumont-le-Roger &lt;&gt; Val-de-Reuil*380 Évreux &lt;&gt; Honfleur*390 Rouen &lt;&gt; Évreux</text:p>
          </table:table-cell>
          <table:table-cell table:number-columns-repeated="8"/>
        </table:table-row>
        <table:table-row table:style-name="ro2">
          <table:table-cell office:value-type="float" office:value="242700276" calcext:value-type="float">
            <text:p>242700276</text:p>
          </table:table-cell>
          <table:table-cell table:style-name="ce3" office:value-type="string" calcext:value-type="string">
            <text:p>370 Évreux &lt;&gt; Conches &lt;&gt; L’Aigle</text:p>
          </table:table-cell>
          <table:table-cell table:number-columns-repeated="8"/>
        </table:table-row>
        <table:table-row table:style-name="ro4">
          <table:table-cell office:value-type="float" office:value="200066462" calcext:value-type="float">
            <text:p>200066462</text:p>
          </table:table-cell>
          <table:table-cell table:style-name="ce3" office:value-type="string" calcext:value-type="string">
            <text:p>340 Dreux &lt;&gt; Nonancourt &lt;&gt; Évreux*360 Verneuil-sur-Avre &lt;&gt; Évreux*370 Évreux &lt;&gt; Conches &lt;&gt; L’Aigle*620 Verneuil-sur-Avre &lt;&gt; L’Aigle</text:p>
          </table:table-cell>
          <table:table-cell table:number-columns-repeated="8"/>
        </table:table-row>
        <table:table-row table:style-name="ro4">
          <table:table-cell office:value-type="float" office:value="200066413" calcext:value-type="float">
            <text:p>200066413</text:p>
          </table:table-cell>
          <table:table-cell table:style-name="ce3" office:value-type="string" calcext:value-type="string">
            <text:p>160 Beaumont-le-Roger &lt;&gt; Val-de-Reuil*380 Évreux &lt;&gt; Honfleur*420 Pont-Audemer &lt;&gt; Bernay</text:p>
          </table:table-cell>
          <table:table-cell table:number-columns-repeated="8"/>
        </table:table-row>
        <table:table-row table:style-name="ro5">
          <table:table-cell office:value-type="float" office:value="200071454" calcext:value-type="float">
            <text:p>200071454</text:p>
          </table:table-cell>
          <table:table-cell table:style-name="ce3" office:value-type="string" calcext:value-type="string">
            <text:p>200 Gisors &lt;&gt; Les Andelys &lt;&gt; Gaillon &lt;&gt; Évreux*300 Évreux &lt;&gt; Vernon &lt;&gt; Gisors*300b Évreux &lt;&gt; Vernon*310 Anet &lt;&gt; Ivry &lt;&gt; St-André &lt;&gt; Évreux*330 Évreux &lt;&gt; St-André &lt;&gt; Marcilly-sur-Eure*330b Croth &lt;&gt; Évreux*340 Dreux &lt;&gt; Nonancourt &lt;&gt; Évreux*350 Évreux &lt;&gt; Marcilly-la-Campagne*360 Verneuil-sur-Avre &lt;&gt; Évreux*370 Évreux &lt;&gt; Conches &lt;&gt; L’Aigle*380 Évreux &lt;&gt; Honfleur*390 Rouen &lt;&gt; Évreux*610 Marcilly-sur-Eure &lt;&gt; Bueil &lt;&gt; Bréval</text:p>
          </table:table-cell>
          <table:table-cell table:number-columns-repeated="8"/>
        </table:table-row>
        <table:table-row table:style-name="ro6">
          <table:table-cell office:value-type="float" office:value="200072312" calcext:value-type="float">
            <text:p>200072312</text:p>
          </table:table-cell>
          <table:table-cell table:style-name="ce3" office:value-type="string" calcext:value-type="string">
            <text:p>110 Louviers &lt;&gt; Gaillon &lt;&gt; Vernon*200 Gisors &lt;&gt; Les Andelys &lt;&gt; Gaillon &lt;&gt; Évreux*220 Tourny &lt;&gt; Les Andelys &lt;&gt; Gaillon &lt;&gt; Vernon*250 Étrépagny &lt;&gt; Gasny &lt;&gt; Vernon*290 Les Andelys &lt;&gt; Aubevoye*300 Évreux &lt;&gt; Vernon &lt;&gt; Gisors*300b Évreux &lt;&gt; Vernon*310 Anet &lt;&gt; Ivry &lt;&gt; St-André &lt;&gt; Évreux*520 Rouen &lt;&gt; Gisors*530 Les Andelys &lt;&gt; Écouis &lt;&gt; Rouen</text:p>
          </table:table-cell>
          <table:table-cell table:number-columns-repeated="8"/>
        </table:table-row>
        <table:table-row table:style-name="ro7">
          <table:table-cell office:value-type="float" office:value="242700623" calcext:value-type="float">
            <text:p>242700623</text:p>
          </table:table-cell>
          <table:table-cell table:style-name="ce3" office:value-type="string" calcext:value-type="string">
            <text:p>110 Louviers &lt;&gt; Gaillon &lt;&gt; Vernon*200 Gisors &lt;&gt; Les Andelys &lt;&gt; Gaillon &lt;&gt; Évreux*220 Tourny &lt;&gt; Les Andelys &lt;&gt; Gaillon &lt;&gt; Vernon*290 Les Andelys &lt;&gt; Aubevoye*390 Rouen &lt;&gt; Évreux</text:p>
          </table:table-cell>
          <table:table-cell table:number-columns-repeated="8"/>
        </table:table-row>
        <table:table-row table:style-name="ro4">
          <table:table-cell office:value-type="float" office:value="200070142" calcext:value-type="float">
            <text:p>200070142</text:p>
          </table:table-cell>
          <table:table-cell table:style-name="ce3" office:value-type="string" calcext:value-type="string">
            <text:p>500 Rouen &lt;&gt; Villiers-sur-Marne*520 Rouen &lt;&gt; Gisors*530 Les Andelys &lt;&gt; Écouis &lt;&gt; Rouen*540 Rouen &lt;&gt; Alizay</text:p>
          </table:table-cell>
          <table:table-cell table:style-name="Default" table:number-columns-repeated="8"/>
        </table:table-row>
        <table:table-row table:style-name="ro3">
          <table:table-cell office:value-type="float" office:value="200071843" calcext:value-type="float">
            <text:p>200071843</text:p>
          </table:table-cell>
          <table:table-cell table:style-name="ce3" office:value-type="string" calcext:value-type="string">
            <text:p>200 Gisors &lt;&gt; Les Andelys &lt;&gt; Gaillon &lt;&gt; Évreux*250 Étrépagny &lt;&gt; Gasny &lt;&gt; Vernon*300 Évreux &lt;&gt; Vernon &lt;&gt; Gisors*520 Rouen &lt;&gt; Gisors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10"/>
        </table:table-row>
        <table:table-row table:style-name="ro2" table:number-rows-repeated="10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Feuille1.A13:Feuille1.B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3:59:36.4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0:02:53.247000000</meta:creation-date>
    <dc:date>2018-01-24T14:15:41.631000000</dc:date>
    <meta:editing-duration>PT4H6M20S</meta:editing-duration>
    <meta:editing-cycles>18</meta:editing-cycles>
    <meta:generator>LibreOffice/4.3.7.2$Windows_x86 LibreOffice_project/8a35821d8636a03b8bf4e15b48f59794652c68ba</meta:generator>
    <meta:document-statistic meta:table-count="1" meta:cell-count="28" meta:object-count="0"/>
  </office:meta>
</office:document-meta>
</file>